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paragraph-rsid="00056fab"/>
    </style:style>
    <style:style style:name="P3" style:family="paragraph" style:parent-style-name="Standard">
      <style:text-properties fo:language="en" fo:country="US" officeooo:rsid="00056fab" officeooo:paragraph-rsid="00099c35"/>
    </style:style>
    <style:style style:name="P4" style:family="paragraph" style:parent-style-name="Standard">
      <style:text-properties fo:language="en" fo:country="US" officeooo:rsid="00099c35" officeooo:paragraph-rsid="00099c35"/>
    </style:style>
    <style:style style:name="P5" style:family="paragraph" style:parent-style-name="Standard">
      <style:text-properties fo:language="en" fo:country="US" officeooo:paragraph-rsid="00099c35"/>
    </style:style>
    <style:style style:name="P6" style:family="paragraph" style:parent-style-name="Standard">
      <style:text-properties fo:language="en" fo:country="US" officeooo:paragraph-rsid="000cb61c"/>
    </style:style>
    <style:style style:name="P7" style:family="paragraph" style:parent-style-name="Heading_20_1">
      <style:text-properties fo:font-variant="normal" fo:text-transform="none" fo:color="#000000" loext:opacity="100%" style:font-name="Times New Roman" fo:letter-spacing="normal" fo:language="en" fo:country="US" fo:font-style="normal" fo:font-weight="normal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en" fo:country="US" officeooo:paragraph-rsid="000d6953"/>
    </style:style>
    <style:style style:name="T1" style:family="text">
      <style:text-properties officeooo:rsid="00056fab"/>
    </style:style>
    <style:style style:name="T2" style:family="text">
      <style:text-properties officeooo:rsid="0007872b"/>
    </style:style>
    <style:style style:name="T3" style:family="text">
      <style:text-properties officeooo:rsid="00085de0"/>
    </style:style>
    <style:style style:name="T4" style:family="text">
      <style:text-properties officeooo:rsid="00087510"/>
    </style:style>
    <style:style style:name="T5" style:family="text">
      <style:text-properties officeooo:rsid="00089777"/>
    </style:style>
    <style:style style:name="T6" style:family="text">
      <style:text-properties officeooo:rsid="00099c35"/>
    </style:style>
    <style:style style:name="T7" style:family="text">
      <style:text-properties officeooo:rsid="000ad85a"/>
    </style:style>
    <style:style style:name="T8" style:family="text">
      <style:text-properties officeooo:rsid="000d69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Disposal Date Calculator for Radioactive Material</text:h>
      <text:p text:style-name="P1"/>
      <text:p text:style-name="P1">Dear colleagues,</text:p>
      <text:p text:style-name="P1"/>
      <text:p text:style-name="P1">I developed a program in PHP version: 7.<text:span text:style-name="T7">3</text:span>.1<text:span text:style-name="T7">2</text:span> to calculate the date for low and medium activity level material disposal. It was based in a publication from our national commis<text:span text:style-name="T1">s</text:span>ion (Brazil) but as it was based in publications of IAEA, probably several countries adopted the same disposal levels otherwise there is a<text:span text:style-name="T5">n</text:span> <text:span text:style-name="T3">option</text:span> to set parameters by yoursel<text:span text:style-name="T6">ves</text:span>.</text:p>
      <text:p text:style-name="P1"/>
      <text:p text:style-name="P1">It is hosted in: https://calcradio.000webhostapp.com </text:p>
      <text:p text:style-name="P1"/>
      <text:p text:style-name="P9">If somebody wants to <text:span text:style-name="T8">download</text:span> the program <text:span text:style-name="T8">to </text:span>improve or modify <text:span text:style-name="T8">or host it in your website</text:span>, its code and DB is available at GitHub:</text:p>
      <text:p text:style-name="P6"/>
      <text:p text:style-name="P6"><text:a xlink:type="simple" xlink:href="https://github.com/aryarj/tcc2_ooingl" text:style-name="Internet_20_link" text:visited-style-name="Visited_20_Internet_20_Link">aryarj/tcc2_ooingl: Disposal Date Calculator for Radioactive Material (github.com)</text:a> </text:p>
      <text:p text:style-name="P6"/>
      <text:p text:style-name="P6">I only ask to maintain the sentence: Originally developed by: Ary de Araujo Rodrigues Junior.</text:p>
      <text:p text:style-name="P2"/>
      <text:p text:style-name="P3">Note<text:span text:style-name="T6">1</text:span>: <text:span text:style-name="T6">Its is better visualized utilizing the Google Chrome navigator.</text:span></text:p>
      <text:p text:style-name="P3"/>
      <text:p text:style-name="P4">Note2: <text:span text:style-name="T1">Its data base contain</text:span><text:span text:style-name="T2">s</text:span><text:span text:style-name="T1"> 767 radionuclides whose half-lifes were got from a IAEA site </text:span><text:span text:style-name="T2">(https://www-nds.iaea.org/relnsd/vcharthtml/VchartHTML.html),</text:span><text:span text:style-name="T1"> that were transformed in decays per day one by one. Therefore could be some mistakes.</text:span></text:p>
      <text:p text:style-name="P5"/>
      <text:p text:style-name="P1"><text:span text:style-name="T4">Thank you and e</text:span>njoy yourselv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31T11:39:44.034000000</meta:creation-date>
    <meta:generator>LibreOffice/7.0.5.2$Windows_X86_64 LibreOffice_project/64390860c6cd0aca4beafafcfd84613dd9dfb63a</meta:generator>
    <dc:date>2021-06-07T09:25:20.191000000</dc:date>
    <meta:editing-duration>PT1H13M21S</meta:editing-duration>
    <meta:editing-cycles>10</meta:editing-cycles>
    <meta:document-statistic meta:table-count="0" meta:image-count="0" meta:object-count="0" meta:page-count="1" meta:paragraph-count="10" meta:word-count="165" meta:character-count="1116" meta:non-whitespace-character-count="959"/>
  </office:meta>
</office:document-meta>
</file>